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qrt>
          <mrow>
            <mrow>
              <msup>
                <mrow>
                  <mstyle mathvariant="bold">
                    <mrow>
                      <mi>J</mi>
                    </mrow>
                  </mstyle>
                </mrow>
                <mn>2</mn>
              </msup>
              <mo stretchy="false">−</mo>
              <msubsup>
                <mi>J</mi>
                <mi>z</mi>
                <mn>2</mn>
              </msubsup>
            </mrow>
          </mrow>
        </msqrt>
        <mo stretchy="false">=</mo>
        <msqrt>
          <mrow>
            <mrow>
              <msubsup>
                <mi>J</mi>
                <mi>x</mi>
                <mn>2</mn>
              </msubsup>
              <mo stretchy="false">+</mo>
              <msubsup>
                <mi>J</mi>
                <mi>y</mi>
                <mn>2</mn>
              </msubsup>
            </mrow>
          </mrow>
        </msqrt>
      </mrow>
    </mrow>
    <annotation encoding="StarMath 5.0">sqrt{{bold J}^2 - J_z^2} = sqrt{J_x^2 + J_y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3:40:57.150000000</meta:creation-date>
    <meta:generator>LibreOffice/4.1.4.2$Windows_x86 LibreOffice_project/0a0440ccc0227ad9829de5f46be37cfb6edcf72</meta:generator>
  </office:meta>
</office:document-meta>
</file>